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5-09-22 15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2808" calcext:value-type="float">
            <text:p>9.51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5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3184" calcext:value-type="float">
            <text:p>9.47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1848" calcext:value-type="float">
            <text:p>9.45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5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784" calcext:value-type="float">
            <text:p>9.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5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212" calcext:value-type="float">
            <text:p>9.34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5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8592" calcext:value-type="float">
            <text:p>9.30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5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592" calcext:value-type="float">
            <text:p>9.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972" calcext:value-type="float">
            <text:p>9.18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5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7424" calcext:value-type="float">
            <text:p>9.10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5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4272" calcext:value-type="float">
            <text:p>9.03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5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684" calcext:value-type="float">
            <text:p>9.00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5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684" calcext:value-type="float">
            <text:p>9.00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8928" calcext:value-type="float">
            <text:p>8.94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5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8344" calcext:value-type="float">
            <text:p>8.84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5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5672" calcext:value-type="float">
            <text:p>8.80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5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3104" calcext:value-type="float">
            <text:p>8.83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5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6904" calcext:value-type="float">
            <text:p>8.75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7176" calcext:value-type="float">
            <text:p>8.64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5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7448" calcext:value-type="float">
            <text:p>8.53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5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5736" calcext:value-type="float">
            <text:p>8.55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5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0496" calcext:value-type="float">
            <text:p>8.54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5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8784" calcext:value-type="float">
            <text:p>8.55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5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0496" calcext:value-type="float">
            <text:p>8.54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2584" calcext:value-type="float">
            <text:p>8.48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5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6864" calcext:value-type="float">
            <text:p>8.43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5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4672" calcext:value-type="float">
            <text:p>8.42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5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724" calcext:value-type="float">
            <text:p>8.39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5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3816" calcext:value-type="float">
            <text:p>8.43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3816" calcext:value-type="float">
            <text:p>8.43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5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6008" calcext:value-type="float">
            <text:p>8.44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5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7824" calcext:value-type="float">
            <text:p>8.49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5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9264" calcext:value-type="float">
            <text:p>8.58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5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0432" calcext:value-type="float">
            <text:p>8.79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7424" calcext:value-type="float">
            <text:p>9.10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5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8904" calcext:value-type="float">
            <text:p>9.51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5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9216" calcext:value-type="float">
            <text:p>9.72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5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0928" calcext:value-type="float">
            <text:p>9.71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5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9112" calcext:value-type="float">
            <text:p>9.65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4248" calcext:value-type="float">
            <text:p>9.60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5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024" calcext:value-type="float">
            <text:p>9.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5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8904" calcext:value-type="float">
            <text:p>9.51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5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7944" calcext:value-type="float">
            <text:p>9.45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5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1368" calcext:value-type="float">
            <text:p>9.42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6504" calcext:value-type="float">
            <text:p>9.36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5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64" calcext:value-type="float">
            <text:p>9.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5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7152" calcext:value-type="float">
            <text:p>9.21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5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4584" calcext:value-type="float">
            <text:p>9.24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5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2392" calcext:value-type="float">
            <text:p>9.23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3248" calcext:value-type="float">
            <text:p>9.22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5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0576" calcext:value-type="float">
            <text:p>9.18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5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924" calcext:value-type="float">
            <text:p>9.15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5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5816" calcext:value-type="float">
            <text:p>9.19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5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6296" calcext:value-type="float">
            <text:p>9.22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5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496" calcext:value-type="float">
            <text:p>9.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5336" calcext:value-type="float">
            <text:p>9.16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5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3144" calcext:value-type="float">
            <text:p>9.15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5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2184" calcext:value-type="float">
            <text:p>9.09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5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2936" calcext:value-type="float">
            <text:p>9.01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5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6736" calcext:value-type="float">
            <text:p>8.93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54" calcext:value-type="float">
            <text:p>8.9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5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0536" calcext:value-type="float">
            <text:p>8.86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5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9952" calcext:value-type="float">
            <text:p>8.75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5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3376" calcext:value-type="float">
            <text:p>8.72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5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9848" calcext:value-type="float">
            <text:p>8.68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0224" calcext:value-type="float">
            <text:p>8.65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5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2312" calcext:value-type="float">
            <text:p>8.59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5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0976" calcext:value-type="float">
            <text:p>8.57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5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0976" calcext:value-type="float">
            <text:p>8.57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5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5528" calcext:value-type="float">
            <text:p>8.41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5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9432" calcext:value-type="float">
            <text:p>8.40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5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5048" calcext:value-type="float">
            <text:p>8.38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5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676" calcext:value-type="float">
            <text:p>8.36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5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7136" calcext:value-type="float">
            <text:p>8.3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7136" calcext:value-type="float">
            <text:p>8.3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5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1144" calcext:value-type="float">
            <text:p>8.39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5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3816" calcext:value-type="float">
            <text:p>8.43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5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0392" calcext:value-type="float">
            <text:p>8.47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5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2584" calcext:value-type="float">
            <text:p>8.48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5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7824" calcext:value-type="float">
            <text:p>8.49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5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8304" calcext:value-type="float">
            <text:p>8.52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5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9264" calcext:value-type="float">
            <text:p>8.58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5-07-01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3376" calcext:value-type="float">
            <text:p>8.72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9952" calcext:value-type="float">
            <text:p>8.75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5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0912" calcext:value-type="float">
            <text:p>8.82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5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2728" calcext:value-type="float">
            <text:p>8.87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5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6736" calcext:value-type="float">
            <text:p>8.93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5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8072" calcext:value-type="float">
            <text:p>8.95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7696" calcext:value-type="float">
            <text:p>8.99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5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0368" calcext:value-type="float">
            <text:p>9.04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5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7216" calcext:value-type="float">
            <text:p>8.96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5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5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9952" calcext:value-type="float">
            <text:p>8.75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7384" calcext:value-type="float">
            <text:p>8.78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5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5-06-18 18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7384" calcext:value-type="float">
            <text:p>8.78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5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0056" calcext:value-type="float">
            <text:p>8.83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5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4816" calcext:value-type="float">
            <text:p>8.81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5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872" calcext:value-type="float">
            <text:p>8.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1872" calcext:value-type="float">
            <text:p>8.88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5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5776" calcext:value-type="float">
            <text:p>8.87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5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1392" calcext:value-type="float">
            <text:p>8.85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5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4064" calcext:value-type="float">
            <text:p>8.89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5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1496" calcext:value-type="float">
            <text:p>8.92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6256" calcext:value-type="float">
            <text:p>8.90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5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8928" calcext:value-type="float">
            <text:p>8.94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5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9888" calcext:value-type="float">
            <text:p>9.00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5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5336" calcext:value-type="float">
            <text:p>9.16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5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6128" calcext:value-type="float">
            <text:p>9.40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74" calcext:value-type="float">
            <text:p>9.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5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8296" calcext:value-type="float">
            <text:p>9.98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5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5456" calcext:value-type="float">
            <text:p>10.12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5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3264" calcext:value-type="float">
            <text:p>10.11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5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8984" calcext:value-type="float">
            <text:p>10.1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5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4224" calcext:value-type="float">
            <text:p>10.17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7376" calcext:value-type="float">
            <text:p>10.24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5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4912" calcext:value-type="float">
            <text:p>10.34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5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94" calcext:value-type="float">
            <text:p>10.43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5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8272" calcext:value-type="float">
            <text:p>10.55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5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1528" calcext:value-type="float">
            <text:p>10.70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7456" calcext:value-type="float">
            <text:p>10.88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5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2528" calcext:value-type="float">
            <text:p>11.08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5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4176" calcext:value-type="float">
            <text:p>11.31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5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6304" calcext:value-type="float">
            <text:p>11.57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5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0792" calcext:value-type="float">
            <text:p>11.67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4216" calcext:value-type="float">
            <text:p>11.63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5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5176" calcext:value-type="float">
            <text:p>11.69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5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7848" calcext:value-type="float">
            <text:p>11.73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5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0792" calcext:value-type="float">
            <text:p>11.67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5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3152" calcext:value-type="float">
            <text:p>11.50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4008" calcext:value-type="float">
            <text:p>11.49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5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716" calcext:value-type="float">
            <text:p>11.56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5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4592" calcext:value-type="float">
            <text:p>11.59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5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5552" calcext:value-type="float">
            <text:p>11.65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5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8704" calcext:value-type="float">
            <text:p>11.72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1" calcext:value-type="float">
            <text:p>11.8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5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1" calcext:value-type="float">
            <text:p>11.8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5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9768" calcext:value-type="float">
            <text:p>11.85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5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8912" calcext:value-type="float">
            <text:p>11.86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5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5008" calcext:value-type="float">
            <text:p>11.87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244" calcext:value-type="float">
            <text:p>11.90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5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1208" calcext:value-type="float">
            <text:p>11.95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5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912" calcext:value-type="float">
            <text:p>12.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5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7408" calcext:value-type="float">
            <text:p>12.02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5216" calcext:value-type="float">
            <text:p>12.01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9704" calcext:value-type="float">
            <text:p>12.10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5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5048" calcext:value-type="float">
            <text:p>12.19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5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056" calcext:value-type="float">
            <text:p>12.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5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1248" calcext:value-type="float">
            <text:p>12.27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5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536" calcext:value-type="float">
            <text:p>12.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2792" calcext:value-type="float">
            <text:p>12.43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5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9368" calcext:value-type="float">
            <text:p>12.46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5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4608" calcext:value-type="float">
            <text:p>12.48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5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2416" calcext:value-type="float">
            <text:p>12.47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1184" calcext:value-type="float">
            <text:p>12.52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444" calcext:value-type="float">
            <text:p>12.66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5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112" calcext:value-type="float">
            <text:p>12.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5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1496" calcext:value-type="float">
            <text:p>12.73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7592" calcext:value-type="float">
            <text:p>12.73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8864" calcext:value-type="float">
            <text:p>13.00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7944" calcext:value-type="float">
            <text:p>13.26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3288" calcext:value-type="float">
            <text:p>13.35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7296" calcext:value-type="float">
            <text:p>13.41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5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6376" calcext:value-type="float">
            <text:p>13.67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984" calcext:value-type="float">
            <text:p>13.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556" calcext:value-type="float">
            <text:p>14.00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2512" calcext:value-type="float">
            <text:p>14.00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6624" calcext:value-type="float">
            <text:p>14.13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1112" calcext:value-type="float">
            <text:p>14.23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5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416" calcext:value-type="float">
            <text:p>14.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132" calcext:value-type="float">
            <text:p>14.37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5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4368" calcext:value-type="float">
            <text:p>14.37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9024" calcext:value-type="float">
            <text:p>14.28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4808" calcext:value-type="float">
            <text:p>14.08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2448" calcext:value-type="float">
            <text:p>14.25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8648" calcext:value-type="float">
            <text:p>14.32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3304" calcext:value-type="float">
            <text:p>14.24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5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94" calcext:value-type="float">
            <text:p>14.24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5-03-28 15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1008" calcext:value-type="float">
            <text:p>14.16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7312" calcext:value-type="float">
            <text:p>14.30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4368" calcext:value-type="float">
            <text:p>14.37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6936" calcext:value-type="float">
            <text:p>14.34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3784" calcext:value-type="float">
            <text:p>14.27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1488" calcext:value-type="float">
            <text:p>14.19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5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1592" calcext:value-type="float">
            <text:p>14.26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5392" calcext:value-type="float">
            <text:p>14.18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0736" calcext:value-type="float">
            <text:p>14.27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94" calcext:value-type="float">
            <text:p>14.24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368" calcext:value-type="float">
            <text:p>14.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0152" calcext:value-type="float">
            <text:p>14.17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5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8064" calcext:value-type="float">
            <text:p>14.22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1656" calcext:value-type="float">
            <text:p>14.01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5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0696" calcext:value-type="float">
            <text:p>13.95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4432" calcext:value-type="float">
            <text:p>14.12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5768" calcext:value-type="float">
            <text:p>14.14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4056" calcext:value-type="float">
            <text:p>14.16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3472" calcext:value-type="float">
            <text:p>14.06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5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272" calcext:value-type="float">
            <text:p>14.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5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7104" calcext:value-type="float">
            <text:p>14.16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5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9672" calcext:value-type="float">
            <text:p>14.13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5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748" calcext:value-type="float">
            <text:p>14.12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5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8232" calcext:value-type="float">
            <text:p>14.04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5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032" calcext:value-type="float">
            <text:p>13.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5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9944" calcext:value-type="float">
            <text:p>14.02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5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1864" calcext:value-type="float">
            <text:p>14.15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5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7584" calcext:value-type="float">
            <text:p>14.19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5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4704" calcext:value-type="float">
            <text:p>14.01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5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8712" calcext:value-type="float">
            <text:p>14.07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5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9944" calcext:value-type="float">
            <text:p>14.02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5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9464" calcext:value-type="float">
            <text:p>13.99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5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46" calcext:value-type="float">
            <text:p>13.94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5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508" calcext:value-type="float">
            <text:p>13.97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5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4328" calcext:value-type="float">
            <text:p>14.05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5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1008" calcext:value-type="float">
            <text:p>14.16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5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3304" calcext:value-type="float">
            <text:p>14.24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5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7688" calcext:value-type="float">
            <text:p>14.26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5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988" calcext:value-type="float">
            <text:p>14.27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5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1488" calcext:value-type="float">
            <text:p>14.19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5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5288" calcext:value-type="float">
            <text:p>14.11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5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3472" calcext:value-type="float">
            <text:p>14.06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5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3472" calcext:value-type="float">
            <text:p>14.06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5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5288" calcext:value-type="float">
            <text:p>14.11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5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652" calcext:value-type="float">
            <text:p>14.06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5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8816" calcext:value-type="float">
            <text:p>14.14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5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5392" calcext:value-type="float">
            <text:p>14.18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5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0528" calcext:value-type="float">
            <text:p>14.13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5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128" calcext:value-type="float">
            <text:p>14.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5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0424" calcext:value-type="float">
            <text:p>14.06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5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8128" calcext:value-type="float">
            <text:p>13.97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5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08" calcext:value-type="float">
            <text:p>14.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5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6248" calcext:value-type="float">
            <text:p>14.17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5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08" calcext:value-type="float">
            <text:p>14.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5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3264" calcext:value-type="float">
            <text:p>13.92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5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7648" calcext:value-type="float">
            <text:p>13.94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5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3744" calcext:value-type="float">
            <text:p>13.95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5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316" calcext:value-type="float">
            <text:p>13.85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5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888" calcext:value-type="float">
            <text:p>13.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5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3536" calcext:value-type="float">
            <text:p>13.81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5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9256" calcext:value-type="float">
            <text:p>13.85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5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9464" calcext:value-type="float">
            <text:p>13.99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5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1552" calcext:value-type="float">
            <text:p>13.94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5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7544" calcext:value-type="float">
            <text:p>13.87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5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4704" calcext:value-type="float">
            <text:p>14.01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5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1448" calcext:value-type="float">
            <text:p>13.87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5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5936" calcext:value-type="float">
            <text:p>13.96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5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7376" calcext:value-type="float">
            <text:p>14.05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5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1656" calcext:value-type="float">
            <text:p>14.01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5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6792" calcext:value-type="float">
            <text:p>13.95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5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2096" calcext:value-type="float">
            <text:p>13.72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5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268" calcext:value-type="float">
            <text:p>13.82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5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6688" calcext:value-type="float">
            <text:p>13.88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5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7272" calcext:value-type="float">
            <text:p>13.98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5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6688" calcext:value-type="float">
            <text:p>13.88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5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7816" calcext:value-type="float">
            <text:p>13.76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5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6376" calcext:value-type="float">
            <text:p>13.67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5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4768" calcext:value-type="float">
            <text:p>13.76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5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9152" calcext:value-type="float">
            <text:p>13.78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5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7544" calcext:value-type="float">
            <text:p>13.87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5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2888" calcext:value-type="float">
            <text:p>13.96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5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936" calcext:value-type="float">
            <text:p>13.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5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412" calcext:value-type="float">
            <text:p>13.91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5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936" calcext:value-type="float">
            <text:p>13.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5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7168" calcext:value-type="float">
            <text:p>13.91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5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0112" calcext:value-type="float">
            <text:p>13.85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5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5248" calcext:value-type="float">
            <text:p>13.79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4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8192" calcext:value-type="float">
            <text:p>13.72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4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3704" calcext:value-type="float">
            <text:p>13.63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4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7608" calcext:value-type="float">
            <text:p>13.62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4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5416" calcext:value-type="float">
            <text:p>13.61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4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884" calcext:value-type="float">
            <text:p>13.57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4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1136" calcext:value-type="float">
            <text:p>13.66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4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6856" calcext:value-type="float">
            <text:p>13.70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4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648" calcext:value-type="float">
            <text:p>13.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4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4184" calcext:value-type="float">
            <text:p>13.66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4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6272" calcext:value-type="float">
            <text:p>13.60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4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4288" calcext:value-type="float">
            <text:p>13.73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4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7816" calcext:value-type="float">
            <text:p>13.76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4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6272" calcext:value-type="float">
            <text:p>13.60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4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9904" calcext:value-type="float">
            <text:p>13.70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4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8944" calcext:value-type="float">
            <text:p>13.64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4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4832" calcext:value-type="float">
            <text:p>13.51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4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3976" calcext:value-type="float">
            <text:p>13.52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4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932" calcext:value-type="float">
            <text:p>13.60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4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6376" calcext:value-type="float">
            <text:p>13.67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4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98" calcext:value-type="float">
            <text:p>13.63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4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6168" calcext:value-type="float">
            <text:p>13.53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4-12-10 18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6064" calcext:value-type="float">
            <text:p>13.46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4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3768" calcext:value-type="float">
            <text:p>13.38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4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6712" calcext:value-type="float">
            <text:p>13.31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4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6336" calcext:value-type="float">
            <text:p>13.35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4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692" calcext:value-type="float">
            <text:p>13.45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4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2264" calcext:value-type="float">
            <text:p>13.54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4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8528" calcext:value-type="float">
            <text:p>13.36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4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3392" calcext:value-type="float">
            <text:p>13.42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4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788" calcext:value-type="float">
            <text:p>13.51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4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4728" calcext:value-type="float">
            <text:p>13.44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4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8152" calcext:value-type="float">
            <text:p>13.40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4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596" calcext:value-type="float">
            <text:p>13.39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4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7192" calcext:value-type="float">
            <text:p>13.34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4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2328" calcext:value-type="float">
            <text:p>13.29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4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8424" calcext:value-type="float">
            <text:p>13.29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4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2328" calcext:value-type="float">
            <text:p>13.29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4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8696" calcext:value-type="float">
            <text:p>13.18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4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6128" calcext:value-type="float">
            <text:p>13.21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4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356" calcext:value-type="float">
            <text:p>13.24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4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0032" calcext:value-type="float">
            <text:p>13.21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4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7256" calcext:value-type="float">
            <text:p>13.09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4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924" calcext:value-type="float">
            <text:p>12.96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4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6672" calcext:value-type="float">
            <text:p>12.99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4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6296" calcext:value-type="float">
            <text:p>13.03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4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448" calcext:value-type="float">
            <text:p>12.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4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9344" calcext:value-type="float">
            <text:p>13.03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4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6672" calcext:value-type="float">
            <text:p>12.99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4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4856" calcext:value-type="float">
            <text:p>12.94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4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1432" calcext:value-type="float">
            <text:p>12.98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4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4" calcext:value-type="float">
            <text:p>12.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4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208" calcext:value-type="float">
            <text:p>12.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4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9512" calcext:value-type="float">
            <text:p>12.85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4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9992" calcext:value-type="float">
            <text:p>12.88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4-11-07 15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5608" calcext:value-type="float">
            <text:p>12.86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4-06-14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9064" calcext:value-type="float">
            <text:p>6.98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4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8104" calcext:value-type="float">
            <text:p>6.92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4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2864" calcext:value-type="float">
            <text:p>6.9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4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5912" calcext:value-type="float">
            <text:p>6.91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5536" calcext:value-type="float">
            <text:p>6.95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4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2488" calcext:value-type="float">
            <text:p>6.9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4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5912" calcext:value-type="float">
            <text:p>6.91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4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2864" calcext:value-type="float">
            <text:p>6.9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4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372" calcext:value-type="float">
            <text:p>6.9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0672" calcext:value-type="float">
            <text:p>6.90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4-06-04 17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4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6872" calcext:value-type="float">
            <text:p>6.97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4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6704" calcext:value-type="float">
            <text:p>7.1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4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9584" calcext:value-type="float">
            <text:p>7.3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4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4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6744" calcext:value-type="float">
            <text:p>7.4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5032" calcext:value-type="float">
            <text:p>7.4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4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0376" calcext:value-type="float">
            <text:p>7.5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4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4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6096" calcext:value-type="float">
            <text:p>7.6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4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104" calcext:value-type="float">
            <text:p>7.6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956" calcext:value-type="float">
            <text:p>7.9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4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1208" calcext:value-type="float">
            <text:p>8.14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4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628" calcext:value-type="float">
            <text:p>8.3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4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6864" calcext:value-type="float">
            <text:p>8.43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4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8096" calcext:value-type="float">
            <text:p>8.38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3816" calcext:value-type="float">
            <text:p>8.43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4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1248" calcext:value-type="float">
            <text:p>8.46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4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9808" calcext:value-type="float">
            <text:p>8.36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4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2752" calcext:value-type="float">
            <text:p>8.3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4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4088" calcext:value-type="float">
            <text:p>8.32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2376" calcext:value-type="float">
            <text:p>8.34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4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4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4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7992" calcext:value-type="float">
            <text:p>8.31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4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1144" calcext:value-type="float">
            <text:p>8.39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4296" calcext:value-type="float">
            <text:p>8.46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4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964" calcext:value-type="float">
            <text:p>8.54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4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5736" calcext:value-type="float">
            <text:p>8.55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4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7448" calcext:value-type="float">
            <text:p>8.53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4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444" calcext:value-type="float">
            <text:p>8.85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4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4168" calcext:value-type="float">
            <text:p>8.96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4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6088" calcext:value-type="float">
            <text:p>9.08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4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8488" calcext:value-type="float">
            <text:p>9.23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4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7944" calcext:value-type="float">
            <text:p>9.45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7672" calcext:value-type="float">
            <text:p>9.56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4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5208" calcext:value-type="float">
            <text:p>9.66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4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9696" calcext:value-type="float">
            <text:p>9.75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4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7504" calcext:value-type="float">
            <text:p>9.74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4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0552" calcext:value-type="float">
            <text:p>9.75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7336" calcext:value-type="float">
            <text:p>9.92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4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6208" calcext:value-type="float">
            <text:p>10.04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4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5728" calcext:value-type="float">
            <text:p>10.01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4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364" calcext:value-type="float">
            <text:p>10.07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4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1864" calcext:value-type="float">
            <text:p>10.34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4368" calcext:value-type="float">
            <text:p>10.56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4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2488" calcext:value-type="float">
            <text:p>10.76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4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0232" calcext:value-type="float">
            <text:p>11.00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4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0816" calcext:value-type="float">
            <text:p>11.10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4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3488" calcext:value-type="float">
            <text:p>11.14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9416" calcext:value-type="float">
            <text:p>11.32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4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5992" calcext:value-type="float">
            <text:p>11.36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4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" calcext:value-type="float">
            <text:p>11.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3736" calcext:value-type="float">
            <text:p>11.60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4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8976" calcext:value-type="float">
            <text:p>11.61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2128" calcext:value-type="float">
            <text:p>11.69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8328" calcext:value-type="float">
            <text:p>11.76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052" calcext:value-type="float">
            <text:p>11.78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4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2336" calcext:value-type="float">
            <text:p>11.83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4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96" calcext:value-type="float">
            <text:p>12.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5904" calcext:value-type="float">
            <text:p>12.18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6864" calcext:value-type="float">
            <text:p>12.24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6968" calcext:value-type="float">
            <text:p>12.31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4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0224" calcext:value-type="float">
            <text:p>12.46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7384" calcext:value-type="float">
            <text:p>12.59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4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968" calcext:value-type="float">
            <text:p>12.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3208" calcext:value-type="float">
            <text:p>12.71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4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7968" calcext:value-type="float">
            <text:p>12.6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4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0264" calcext:value-type="float">
            <text:p>12.78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6736" calcext:value-type="float">
            <text:p>12.74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4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7384" calcext:value-type="float">
            <text:p>12.59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3856" calcext:value-type="float">
            <text:p>12.56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4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5296" calcext:value-type="float">
            <text:p>12.65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4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2936" calcext:value-type="float">
            <text:p>12.82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4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0744" calcext:value-type="float">
            <text:p>12.81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16" calcext:value-type="float">
            <text:p>12.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9408" calcext:value-type="float">
            <text:p>12.78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4-03-19 15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8344" calcext:value-type="float">
            <text:p>12.65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3-12-08 15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4664" calcext:value-type="float">
            <text:p>13.69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3-11-21 21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2784" calcext:value-type="float">
            <text:p>13.89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3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7544" calcext:value-type="float">
            <text:p>13.87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3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6584" calcext:value-type="float">
            <text:p>13.81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3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268" calcext:value-type="float">
            <text:p>13.82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3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7064" calcext:value-type="float">
            <text:p>13.84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3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3432" calcext:value-type="float">
            <text:p>13.74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3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84" calcext:value-type="float">
            <text:p>13.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3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7064" calcext:value-type="float">
            <text:p>13.84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3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1176" calcext:value-type="float">
            <text:p>13.98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3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4976" calcext:value-type="float">
            <text:p>13.90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3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0696" calcext:value-type="float">
            <text:p>13.95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3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7272" calcext:value-type="float">
            <text:p>13.98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3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0216" calcext:value-type="float">
            <text:p>13.92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3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316" calcext:value-type="float">
            <text:p>13.85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3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6688" calcext:value-type="float">
            <text:p>13.88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3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4016" calcext:value-type="float">
            <text:p>13.84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3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9088" calcext:value-type="float">
            <text:p>14.03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3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3368" calcext:value-type="float">
            <text:p>13.99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3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2136" calcext:value-type="float">
            <text:p>14.04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0048" calcext:value-type="float">
            <text:p>14.10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3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9296" calcext:value-type="float">
            <text:p>14.17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4912" calcext:value-type="float">
            <text:p>14.15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3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7208" calcext:value-type="float">
            <text:p>14.23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3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6832" calcext:value-type="float">
            <text:p>14.27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3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7584" calcext:value-type="float">
            <text:p>14.19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3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5664" calcext:value-type="float">
            <text:p>14.07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4432" calcext:value-type="float">
            <text:p>14.12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3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7376" calcext:value-type="float">
            <text:p>14.05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3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5184" calcext:value-type="float">
            <text:p>14.04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3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224" calcext:value-type="float">
            <text:p>14.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3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128" calcext:value-type="float">
            <text:p>14.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032" calcext:value-type="float">
            <text:p>13.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3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3368" calcext:value-type="float">
            <text:p>13.99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3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8504" calcext:value-type="float">
            <text:p>13.93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3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4704" calcext:value-type="float">
            <text:p>14.01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3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0048" calcext:value-type="float">
            <text:p>14.10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0528" calcext:value-type="float">
            <text:p>14.13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3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0904" calcext:value-type="float">
            <text:p>14.09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3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8504" calcext:value-type="float">
            <text:p>13.93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3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3264" calcext:value-type="float">
            <text:p>13.92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3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2784" calcext:value-type="float">
            <text:p>13.89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4976" calcext:value-type="float">
            <text:p>13.90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3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6312" calcext:value-type="float">
            <text:p>13.92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3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412" calcext:value-type="float">
            <text:p>13.91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3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7272" calcext:value-type="float">
            <text:p>13.98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3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1552" calcext:value-type="float">
            <text:p>13.94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84" calcext:value-type="float">
            <text:p>13.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3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9632" calcext:value-type="float">
            <text:p>13.81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3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22" calcext:value-type="float">
            <text:p>13.79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3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792" calcext:value-type="float">
            <text:p>13.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3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0968" calcext:value-type="float">
            <text:p>13.84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1344" calcext:value-type="float">
            <text:p>13.80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3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9528" calcext:value-type="float">
            <text:p>13.74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3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0864" calcext:value-type="float">
            <text:p>13.77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3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6104" calcext:value-type="float">
            <text:p>13.78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3-09-26 14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8296" calcext:value-type="float">
            <text:p>13.79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2096" calcext:value-type="float">
            <text:p>13.72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3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98" calcext:value-type="float">
            <text:p>13.63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3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1512" calcext:value-type="float">
            <text:p>13.62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3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028" calcext:value-type="float">
            <text:p>13.67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3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028" calcext:value-type="float">
            <text:p>13.67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4936" calcext:value-type="float">
            <text:p>13.58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3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1784" calcext:value-type="float">
            <text:p>13.51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3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312" calcext:value-type="float">
            <text:p>13.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3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884" calcext:value-type="float">
            <text:p>13.57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3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836" calcext:value-type="float">
            <text:p>13.54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8736" calcext:value-type="float">
            <text:p>13.50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3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0448" calcext:value-type="float">
            <text:p>13.49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3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264" calcext:value-type="float">
            <text:p>13.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3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0448" calcext:value-type="float">
            <text:p>13.49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3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4352" calcext:value-type="float">
            <text:p>13.48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9112" calcext:value-type="float">
            <text:p>13.46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3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644" calcext:value-type="float">
            <text:p>13.42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3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6816" calcext:value-type="float">
            <text:p>13.38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3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024" calcext:value-type="float">
            <text:p>13.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3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452" calcext:value-type="float">
            <text:p>13.30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0888" calcext:value-type="float">
            <text:p>13.20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3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9552" calcext:value-type="float">
            <text:p>13.17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3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5648" calcext:value-type="float">
            <text:p>13.18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3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8696" calcext:value-type="float">
            <text:p>13.18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3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784" calcext:value-type="float">
            <text:p>13.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3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9552" calcext:value-type="float">
            <text:p>13.17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9552" calcext:value-type="float">
            <text:p>13.17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3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2976" calcext:value-type="float">
            <text:p>13.14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3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9448" calcext:value-type="float">
            <text:p>13.10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3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164" calcext:value-type="float">
            <text:p>13.12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3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164" calcext:value-type="float">
            <text:p>13.12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544" calcext:value-type="float">
            <text:p>13.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3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448" calcext:value-type="float">
            <text:p>12.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3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7904" calcext:value-type="float">
            <text:p>12.94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3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0096" calcext:value-type="float">
            <text:p>12.96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3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448" calcext:value-type="float">
            <text:p>12.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3144" calcext:value-type="float">
            <text:p>12.96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3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0744" calcext:value-type="float">
            <text:p>12.81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3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3792" calcext:value-type="float">
            <text:p>12.81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3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3312" calcext:value-type="float">
            <text:p>12.78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3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3208" calcext:value-type="float">
            <text:p>12.71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9408" calcext:value-type="float">
            <text:p>12.78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3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1496" calcext:value-type="float">
            <text:p>12.73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3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8824" calcext:value-type="float">
            <text:p>12.68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3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3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4712" calcext:value-type="float">
            <text:p>12.55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3-08-10 14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8616" calcext:value-type="float">
            <text:p>12.54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6424" calcext:value-type="float">
            <text:p>12.53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3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5088" calcext:value-type="float">
            <text:p>12.51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3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1184" calcext:value-type="float">
            <text:p>12.52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3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3752" calcext:value-type="float">
            <text:p>12.49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3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1936" calcext:value-type="float">
            <text:p>12.4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06" calcext:value-type="float">
            <text:p>12.42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3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7072" calcext:value-type="float">
            <text:p>12.38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3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6592" calcext:value-type="float">
            <text:p>12.35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3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3064" calcext:value-type="float">
            <text:p>12.32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3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0016" calcext:value-type="float">
            <text:p>12.32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3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868" calcext:value-type="float">
            <text:p>12.29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1248" calcext:value-type="float">
            <text:p>12.27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3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1624" calcext:value-type="float">
            <text:p>12.23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3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4944" calcext:value-type="float">
            <text:p>12.12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3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8744" calcext:value-type="float">
            <text:p>12.04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3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6072" calcext:value-type="float">
            <text:p>12.00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3024" calcext:value-type="float">
            <text:p>12.00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3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7784" calcext:value-type="float">
            <text:p>11.98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3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292" calcext:value-type="float">
            <text:p>11.93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3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1104" calcext:value-type="float">
            <text:p>11.88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3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4152" calcext:value-type="float">
            <text:p>11.88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4528" calcext:value-type="float">
            <text:p>11.84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3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1376" calcext:value-type="float">
            <text:p>11.77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3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0896" calcext:value-type="float">
            <text:p>11.74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3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432" calcext:value-type="float">
            <text:p>11.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3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812" calcext:value-type="float">
            <text:p>11.62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6304" calcext:value-type="float">
            <text:p>11.57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3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0104" calcext:value-type="float">
            <text:p>11.50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3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4384" calcext:value-type="float">
            <text:p>11.45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3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" calcext:value-type="float">
            <text:p>11.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3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0856" calcext:value-type="float">
            <text:p>11.42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4176" calcext:value-type="float">
            <text:p>11.31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3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808" calcext:value-type="float">
            <text:p>11.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3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9792" calcext:value-type="float">
            <text:p>11.28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3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3216" calcext:value-type="float">
            <text:p>11.25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3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712" calcext:value-type="float">
            <text:p>11.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8352" calcext:value-type="float">
            <text:p>11.19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3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996" calcext:value-type="float">
            <text:p>11.10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3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2048" calcext:value-type="float">
            <text:p>11.05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3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9376" calcext:value-type="float">
            <text:p>11.00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3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4992" calcext:value-type="float">
            <text:p>10.98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0608" calcext:value-type="float">
            <text:p>10.96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3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9648" calcext:value-type="float">
            <text:p>10.89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3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8688" calcext:value-type="float">
            <text:p>10.83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3-06-27 15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7832" calcext:value-type="float">
            <text:p>10.84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3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564" calcext:value-type="float">
            <text:p>10.83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3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992" calcext:value-type="float">
            <text:p>10.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6288" calcext:value-type="float">
            <text:p>10.68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3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8856" calcext:value-type="float">
            <text:p>10.65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3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6288" calcext:value-type="float">
            <text:p>10.68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3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9336" calcext:value-type="float">
            <text:p>10.68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3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1048" calcext:value-type="float">
            <text:p>10.67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5328" calcext:value-type="float">
            <text:p>10.62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3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9984" calcext:value-type="float">
            <text:p>10.53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3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5976" calcext:value-type="float">
            <text:p>10.47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3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036" calcext:value-type="float">
            <text:p>10.50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3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6456" calcext:value-type="float">
            <text:p>10.50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7208" calcext:value-type="float">
            <text:p>10.42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3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5392" calcext:value-type="float">
            <text:p>10.37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3-06-13 17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2344" calcext:value-type="float">
            <text:p>10.37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3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5392" calcext:value-type="float">
            <text:p>10.37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3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0256" calcext:value-type="float">
            <text:p>10.43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3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5496" calcext:value-type="float">
            <text:p>10.44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1008" calcext:value-type="float">
            <text:p>10.35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3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796" calcext:value-type="float">
            <text:p>10.34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3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9672" calcext:value-type="float">
            <text:p>10.32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3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7" calcext:value-type="float">
            <text:p>10.2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3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0904" calcext:value-type="float">
            <text:p>10.28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6144" calcext:value-type="float">
            <text:p>10.29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3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0048" calcext:value-type="float">
            <text:p>10.29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3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7856" calcext:value-type="float">
            <text:p>10.27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3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5664" calcext:value-type="float">
            <text:p>10.26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3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4328" calcext:value-type="float">
            <text:p>10.24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3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3848" calcext:value-type="float">
            <text:p>10.21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7752" calcext:value-type="float">
            <text:p>10.20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3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5184" calcext:value-type="float">
            <text:p>10.23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3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9192" calcext:value-type="float">
            <text:p>10.29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3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5392" calcext:value-type="float">
            <text:p>10.37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3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1592" calcext:value-type="float">
            <text:p>10.45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3408" calcext:value-type="float">
            <text:p>10.50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3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2176" calcext:value-type="float">
            <text:p>10.55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3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4848" calcext:value-type="float">
            <text:p>10.59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3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8" calcext:value-type="float">
            <text:p>10.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3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6872" calcext:value-type="float">
            <text:p>10.78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756" calcext:value-type="float">
            <text:p>10.95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3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2528" calcext:value-type="float">
            <text:p>11.08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3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7392" calcext:value-type="float">
            <text:p>11.13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3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284" calcext:value-type="float">
            <text:p>11.29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3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9624" calcext:value-type="float">
            <text:p>11.46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8808" calcext:value-type="float">
            <text:p>11.79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3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7888" calcext:value-type="float">
            <text:p>12.05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3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5904" calcext:value-type="float">
            <text:p>12.18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3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392" calcext:value-type="float">
            <text:p>12.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3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7176" calcext:value-type="float">
            <text:p>12.45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776" calcext:value-type="float">
            <text:p>12.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3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7008" calcext:value-type="float">
            <text:p>12.63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3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3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7488" calcext:value-type="float">
            <text:p>12.66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3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3208" calcext:value-type="float">
            <text:p>12.71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4168" calcext:value-type="float">
            <text:p>12.77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3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208" calcext:value-type="float">
            <text:p>12.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3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924" calcext:value-type="float">
            <text:p>12.96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3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6776" calcext:value-type="float">
            <text:p>13.06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3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3832" calcext:value-type="float">
            <text:p>13.13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0512" calcext:value-type="float">
            <text:p>13.24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3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4728" calcext:value-type="float">
            <text:p>13.44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3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4664" calcext:value-type="float">
            <text:p>13.69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3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5832" calcext:value-type="float">
            <text:p>13.89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3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7312" calcext:value-type="float">
            <text:p>14.30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8752" calcext:value-type="float">
            <text:p>14.39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3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8752" calcext:value-type="float">
            <text:p>14.39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3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5704" calcext:value-type="float">
            <text:p>14.39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3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5704" calcext:value-type="float">
            <text:p>14.39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3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5704" calcext:value-type="float">
            <text:p>14.39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5704" calcext:value-type="float">
            <text:p>14.39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3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5704" calcext:value-type="float">
            <text:p>14.39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3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5704" calcext:value-type="float">
            <text:p>14.39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3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5704" calcext:value-type="float">
            <text:p>14.39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3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5704" calcext:value-type="float">
            <text:p>14.39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5704" calcext:value-type="float">
            <text:p>14.39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3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5704" calcext:value-type="float">
            <text:p>14.39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3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5704" calcext:value-type="float">
            <text:p>14.39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3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5704" calcext:value-type="float">
            <text:p>14.39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3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5704" calcext:value-type="float">
            <text:p>14.39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5704" calcext:value-type="float">
            <text:p>14.39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3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5704" calcext:value-type="float">
            <text:p>14.39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3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5704" calcext:value-type="float">
            <text:p>14.39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3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5704" calcext:value-type="float">
            <text:p>14.39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3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5704" calcext:value-type="float">
            <text:p>14.39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5704" calcext:value-type="float">
            <text:p>14.39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3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5704" calcext:value-type="float">
            <text:p>14.39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3-04-03 16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1856" calcext:value-type="float">
            <text:p>15.61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2-10-20 18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9488" calcext:value-type="float">
            <text:p>13.42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2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4832" calcext:value-type="float">
            <text:p>13.51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2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4936" calcext:value-type="float">
            <text:p>13.58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2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5312" calcext:value-type="float">
            <text:p>13.54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2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4352" calcext:value-type="float">
            <text:p>13.48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6816" calcext:value-type="float">
            <text:p>13.38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2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6712" calcext:value-type="float">
            <text:p>13.31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2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5856" calcext:value-type="float">
            <text:p>13.32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2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452" calcext:value-type="float">
            <text:p>13.30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2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7944" calcext:value-type="float">
            <text:p>13.26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7192" calcext:value-type="float">
            <text:p>13.34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2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4144" calcext:value-type="float">
            <text:p>13.34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2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4624" calcext:value-type="float">
            <text:p>13.37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2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5584" calcext:value-type="float">
            <text:p>13.43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2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9384" calcext:value-type="float">
            <text:p>13.35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3184" calcext:value-type="float">
            <text:p>13.28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2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3184" calcext:value-type="float">
            <text:p>13.28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2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5376" calcext:value-type="float">
            <text:p>13.29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2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8424" calcext:value-type="float">
            <text:p>13.29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2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4896" calcext:value-type="float">
            <text:p>13.26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1368" calcext:value-type="float">
            <text:p>13.23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2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9656" calcext:value-type="float">
            <text:p>13.24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2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7088" calcext:value-type="float">
            <text:p>13.27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2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2224" calcext:value-type="float">
            <text:p>13.22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2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1264" calcext:value-type="float">
            <text:p>13.16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164" calcext:value-type="float">
            <text:p>13.12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2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2872" calcext:value-type="float">
            <text:p>13.07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2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5064" calcext:value-type="float">
            <text:p>13.08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2-09-22 16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4312" calcext:value-type="float">
            <text:p>13.16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2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3832" calcext:value-type="float">
            <text:p>13.13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2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5064" calcext:value-type="float">
            <text:p>13.08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3624" calcext:value-type="float">
            <text:p>12.99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2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5816" calcext:value-type="float">
            <text:p>13.00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2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7528" calcext:value-type="float">
            <text:p>12.98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2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5712" calcext:value-type="float">
            <text:p>12.93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2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1808" calcext:value-type="float">
            <text:p>12.94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2664" calcext:value-type="float">
            <text:p>12.93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2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352" calcext:value-type="float">
            <text:p>12.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2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304" calcext:value-type="float">
            <text:p>12.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2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78" calcext:value-type="float">
            <text:p>12.87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2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6088" calcext:value-type="float">
            <text:p>12.89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4752" calcext:value-type="float">
            <text:p>12.87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2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8552" calcext:value-type="float">
            <text:p>12.79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2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6736" calcext:value-type="float">
            <text:p>12.74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2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4648" calcext:value-type="float">
            <text:p>12.80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2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4168" calcext:value-type="float">
            <text:p>12.77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6736" calcext:value-type="float">
            <text:p>12.74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2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064" calcext:value-type="float">
            <text:p>12.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2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54" calcext:value-type="float">
            <text:p>12.72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2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7864" calcext:value-type="float">
            <text:p>12.62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2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0432" calcext:value-type="float">
            <text:p>12.60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2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0432" calcext:value-type="float">
            <text:p>12.60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5192" calcext:value-type="float">
            <text:p>12.58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2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5088" calcext:value-type="float">
            <text:p>12.51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2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8032" calcext:value-type="float">
            <text:p>12.44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2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0224" calcext:value-type="float">
            <text:p>12.46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2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0704" calcext:value-type="float">
            <text:p>12.49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632" calcext:value-type="float">
            <text:p>12.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2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1456" calcext:value-type="float">
            <text:p>12.41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2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7072" calcext:value-type="float">
            <text:p>12.38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2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488" calcext:value-type="float">
            <text:p>12.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2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7448" calcext:value-type="float">
            <text:p>12.34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9536" calcext:value-type="float">
            <text:p>12.28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2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6384" calcext:value-type="float">
            <text:p>12.21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2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6384" calcext:value-type="float">
            <text:p>12.21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2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772" calcext:value-type="float">
            <text:p>12.23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2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3336" calcext:value-type="float">
            <text:p>12.21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4568" calcext:value-type="float">
            <text:p>12.16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2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8848" calcext:value-type="float">
            <text:p>12.11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2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3984" calcext:value-type="float">
            <text:p>12.06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2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6552" calcext:value-type="float">
            <text:p>12.03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2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5696" calcext:value-type="float">
            <text:p>12.04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6928" calcext:value-type="float">
            <text:p>11.99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2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9016" calcext:value-type="float">
            <text:p>11.93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2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3296" calcext:value-type="float">
            <text:p>11.89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2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2336" calcext:value-type="float">
            <text:p>11.83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2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1376" calcext:value-type="float">
            <text:p>11.77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5656" calcext:value-type="float">
            <text:p>11.72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2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1272" calcext:value-type="float">
            <text:p>11.70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2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1544" calcext:value-type="float">
            <text:p>11.59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2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8392" calcext:value-type="float">
            <text:p>11.51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2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0584" calcext:value-type="float">
            <text:p>11.53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2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2672" calcext:value-type="float">
            <text:p>11.47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1816" calcext:value-type="float">
            <text:p>11.48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2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2192" calcext:value-type="float">
            <text:p>11.44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2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5992" calcext:value-type="float">
            <text:p>11.36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2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3696" calcext:value-type="float">
            <text:p>11.28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2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1024" calcext:value-type="float">
            <text:p>11.24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188" calcext:value-type="float">
            <text:p>11.23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2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568" calcext:value-type="float">
            <text:p>11.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2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9" calcext:value-type="float">
            <text:p>11.0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2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2424" calcext:value-type="float">
            <text:p>11.01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2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1464" calcext:value-type="float">
            <text:p>10.95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3928" calcext:value-type="float">
            <text:p>10.85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2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1632" calcext:value-type="float">
            <text:p>10.77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2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7728" calcext:value-type="float">
            <text:p>10.77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2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42" calcext:value-type="float">
            <text:p>10.74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2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848" calcext:value-type="float">
            <text:p>10.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752" calcext:value-type="float">
            <text:p>10.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2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8752" calcext:value-type="float">
            <text:p>10.58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2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3888" calcext:value-type="float">
            <text:p>10.53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2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2448" calcext:value-type="float">
            <text:p>10.44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2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7104" calcext:value-type="float">
            <text:p>10.35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8336" calcext:value-type="float">
            <text:p>10.30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2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0528" calcext:value-type="float">
            <text:p>10.32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2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128" calcext:value-type="float">
            <text:p>10.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2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5936" calcext:value-type="float">
            <text:p>10.15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2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7168" calcext:value-type="float">
            <text:p>10.10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9632" calcext:value-type="float">
            <text:p>10.00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2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9528" calcext:value-type="float">
            <text:p>9.93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2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124" calcext:value-type="float">
            <text:p>9.92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2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9424" calcext:value-type="float">
            <text:p>9.86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2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2368" calcext:value-type="float">
            <text:p>9.80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264" calcext:value-type="float">
            <text:p>9.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2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5208" calcext:value-type="float">
            <text:p>9.66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2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168" calcext:value-type="float">
            <text:p>9.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2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3392" calcext:value-type="float">
            <text:p>9.61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2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9384" calcext:value-type="float">
            <text:p>9.54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4416" calcext:value-type="float">
            <text:p>9.42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2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9072" calcext:value-type="float">
            <text:p>9.33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2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64" calcext:value-type="float">
            <text:p>9.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2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64" calcext:value-type="float">
            <text:p>9.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2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4104" calcext:value-type="float">
            <text:p>9.21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352" calcext:value-type="float">
            <text:p>9.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2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9136" calcext:value-type="float">
            <text:p>9.08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2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304" calcext:value-type="float">
            <text:p>9.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2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0368" calcext:value-type="float">
            <text:p>9.04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2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9784" calcext:value-type="float">
            <text:p>8.93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444" calcext:value-type="float">
            <text:p>8.85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2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1664" calcext:value-type="float">
            <text:p>8.74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2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8136" calcext:value-type="float">
            <text:p>8.70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2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2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8032" calcext:value-type="float">
            <text:p>8.63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7176" calcext:value-type="float">
            <text:p>8.64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2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0224" calcext:value-type="float">
            <text:p>8.65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2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9744" calcext:value-type="float">
            <text:p>8.61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2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8408" calcext:value-type="float">
            <text:p>8.59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2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0496" calcext:value-type="float">
            <text:p>8.54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6592" calcext:value-type="float">
            <text:p>8.54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2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1456" calcext:value-type="float">
            <text:p>8.60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2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156" calcext:value-type="float">
            <text:p>8.67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2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8136" calcext:value-type="float">
            <text:p>8.70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2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9576" calcext:value-type="float">
            <text:p>8.79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2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8616" calcext:value-type="float">
            <text:p>8.73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06" calcext:value-type="float">
            <text:p>8.61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2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0976" calcext:value-type="float">
            <text:p>8.57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2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7928" calcext:value-type="float">
            <text:p>8.56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2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2-05-26 20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7552" calcext:value-type="float">
            <text:p>8.60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9</text:p>
          </table:table-cell>
          <table:table-cell office:value-type="string" calcext:value-type="string">
            <text:p>QBUA nr Fairfax, Fort Ridgely State Park</text:p>
          </table:table-cell>
          <table:table-cell office:value-type="string" calcext:value-type="string">
            <text:p>2022-01-12 17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056" calcext:value-type="float">
            <text:p>12.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777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818" meta:object-count="0"/>
    <meta:user-defined meta:name="AppVersion">3.0</meta:user-defined>
  </office:meta>
</office:document-meta>
</file>